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weight="normal" officeooo:paragraph-rsid="000fa32d" style:font-weight-asian="normal" style:font-weight-complex="normal"/>
    </style:style>
    <style:style style:name="P2" style:family="paragraph" style:parent-style-name="Standard">
      <style:paragraph-properties fo:margin-top="0cm" fo:margin-bottom="0.353cm" loext:contextual-spacing="false" fo:line-height="115%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officeooo:paragraph-rsid="000e7a3f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officeooo:rsid="000e7a3f" officeooo:paragraph-rsid="000e7a3f"/>
    </style:style>
    <style:style style:name="P5" style:family="paragraph" style:parent-style-name="Standard" style:list-style-name="L4">
      <style:paragraph-properties fo:margin-top="0cm" fo:margin-bottom="0.353cm" loext:contextual-spacing="false" fo:line-height="115%"/>
      <style:text-properties officeooo:rsid="000e7a3f" officeooo:paragraph-rsid="000e7a3f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fo:font-weight="normal" officeooo:rsid="000e7a3f" officeooo:paragraph-rsid="000e7a3f" style:font-weight-asian="normal" style:font-weight-complex="normal"/>
    </style:style>
    <style:style style:name="P7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fo:font-weight="normal" officeooo:paragraph-rsid="000fa32d" style:font-weight-asian="normal" style:font-weight-complex="normal"/>
    </style:style>
    <style:style style:name="P8" style:family="paragraph" style:parent-style-name="Standard" style:list-style-name="L3">
      <style:paragraph-properties fo:margin-top="0cm" fo:margin-bottom="0.353cm" loext:contextual-spacing="false" fo:line-height="115%"/>
      <style:text-properties fo:font-size="12pt" officeooo:paragraph-rsid="000e7a3f" style:font-size-asian="12pt" style:font-size-complex="12pt"/>
    </style:style>
    <style:style style:name="P9" style:family="paragraph" style:parent-style-name="Standard" style:list-style-name="L3">
      <style:paragraph-properties fo:margin-top="0cm" fo:margin-bottom="0.353cm" loext:contextual-spacing="false" fo:line-height="115%"/>
      <style:text-properties fo:font-size="12pt" officeooo:rsid="000e7a3f" officeooo:paragraph-rsid="000e7a3f" style:font-size-asian="10.5pt" style:font-size-complex="12pt"/>
    </style:style>
    <style:style style:name="P10" style:family="paragraph" style:parent-style-name="Standard" style:list-style-name="L4">
      <style:paragraph-properties fo:margin-top="0cm" fo:margin-bottom="0.353cm" loext:contextual-spacing="false" fo:line-height="115%"/>
      <style:text-properties officeooo:rsid="000fa32d" officeooo:paragraph-rsid="000fa32d"/>
    </style:style>
    <style:style style:name="P11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12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style:font-name="Calibri" fo:font-size="18pt" fo:font-weight="bold" style:font-name-asian="Calibri1" style:font-size-asian="18pt" style:font-weight-asian="bold" style:font-name-complex="Calibri1"/>
    </style:style>
    <style:style style:name="T2" style:family="text">
      <style:text-properties style:font-name="Calibri" fo:font-size="18pt" fo:font-weight="bold" officeooo:rsid="000fa32d" style:font-name-asian="Calibri1" style:font-size-asian="18pt" style:font-weight-asian="bold" style:font-name-complex="Calibri1"/>
    </style:style>
    <style:style style:name="T3" style:family="text">
      <style:text-properties style:font-name="Calibri" fo:font-size="18pt" officeooo:rsid="000fa32d" style:font-name-asian="Calibri1" style:font-size-asian="18pt" style:font-name-complex="Calibri1"/>
    </style:style>
    <style:style style:name="T4" style:family="text">
      <style:text-properties style:font-name="Calibri" fo:font-weight="bold" style:font-name-asian="Calibri1" style:font-weight-asian="bold" style:font-name-complex="Calibri1"/>
    </style:style>
    <style:style style:name="T5" style:family="text">
      <style:text-properties style:font-name="Calibri" fo:font-weight="normal" style:font-name-asian="Calibri1" style:font-weight-asian="normal" style:font-name-complex="Calibri1"/>
    </style:style>
    <style:style style:name="T6" style:family="text">
      <style:text-properties style:font-name="Calibri" fo:font-weight="normal" officeooo:rsid="000e7a3f" style:font-name-asian="Calibri1" style:font-weight-asian="normal" style:font-name-complex="Calibri1"/>
    </style:style>
    <style:style style:name="T7" style:family="text">
      <style:text-properties style:font-name="Calibri" fo:font-weight="normal" officeooo:rsid="000fa32d" style:font-name-asian="Calibri1" style:font-weight-asian="normal" style:font-name-complex="Calibri1"/>
    </style:style>
    <style:style style:name="T8" style:family="text">
      <style:text-properties style:font-name="Calibri" fo:font-size="11pt" fo:font-weight="bold" style:font-name-asian="Calibri1" style:font-size-asian="11pt" style:font-weight-asian="bold" style:font-name-complex="Calibri1"/>
    </style:style>
    <style:style style:name="T9" style:family="text">
      <style:text-properties style:font-name="Calibri" fo:font-size="11pt" fo:font-weight="bold" style:font-name-asian="Calibri1" style:font-size-asian="11pt" style:font-weight-asian="bold" style:font-name-complex="Calibri1" style:font-weight-complex="bold"/>
    </style:style>
    <style:style style:name="T10" style:family="text">
      <style:text-properties style:font-name="Calibri" fo:font-size="11pt" fo:font-weight="normal" style:font-name-asian="Calibri1" style:font-size-asian="11pt" style:font-weight-asian="normal" style:font-name-complex="Calibri1"/>
    </style:style>
    <style:style style:name="T11" style:family="text">
      <style:text-properties style:font-name="Calibri" fo:font-size="11pt" fo:font-weight="normal" officeooo:rsid="000e7a3f" style:font-name-asian="Calibri1" style:font-size-asian="11pt" style:font-weight-asian="normal" style:font-name-complex="Calibri1"/>
    </style:style>
    <style:style style:name="T12" style:family="text">
      <style:text-properties style:font-name="Calibri" fo:font-size="11pt" style:font-name-asian="Calibri1" style:font-size-asian="11pt" style:font-name-complex="Calibri1"/>
    </style:style>
    <style:style style:name="T13" style:family="text">
      <style:text-properties style:font-name="ArialMT" fo:font-size="12pt" style:font-size-asian="12pt"/>
    </style:style>
    <style:style style:name="T14" style:family="text">
      <style:text-properties style:font-name="ArialMT" fo:font-size="12pt" fo:font-weight="bold" officeooo:rsid="000fa32d" style:font-name-asian="Calibri1" style:font-size-asian="12pt" style:font-weight-asian="bold" style:font-name-complex="Calibri1"/>
    </style:style>
    <style:style style:name="T15" style:family="text">
      <style:text-properties style:font-name="ArialMT" fo:font-size="12pt" officeooo:rsid="000fa32d" style:font-name-asian="Calibri1" style:font-size-asian="12pt" style:font-name-complex="Calibri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12cm" fo:text-indent="-0.635cm" fo:margin-left="1.6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47cm" fo:text-indent="-0.635cm" fo:margin-left="2.24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82cm" fo:text-indent="-0.635cm" fo:margin-left="2.88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17cm" fo:text-indent="-0.635cm" fo:margin-left="3.5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52cm" fo:text-indent="-0.635cm" fo:margin-left="4.15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87cm" fo:text-indent="-0.635cm" fo:margin-left="4.7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22cm" fo:text-indent="-0.635cm" fo:margin-left="5.42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57cm" fo:text-indent="-0.635cm" fo:margin-left="6.05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92cm" fo:text-indent="-0.635cm" fo:margin-left="6.69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27cm" fo:text-indent="-0.635cm" fo:margin-left="7.32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1"><text:span text:style-name="T1"><text:tab/><text:tab/><text:tab/> <text:s text:c="2"/></text:span><text:span text:style-name="T2">Planejamento de Projeto</text:span></text:p>
        <text:p text:style-name="P7"><text:span text:style-name="T15">Camilla Damasceno</text:span></text:p>
        <text:p text:style-name="P7"><text:span text:style-name="T13">Gabriel Souza</text:span></text:p>
        <text:p text:style-name="P7"><text:span text:style-name="T13">Luiza Ávila</text:span></text:p>
        <text:p text:style-name="P1"><text:span text:style-name="T13">Stefany Gaspar</text:span></text:p>
        <text:p text:style-name="P2"><draw:line text:anchor-type="paragraph" draw:z-index="0" draw:name="Forma1" draw:style-name="gr1" draw:text-style-name="P13" svg:x1="1.071cm" svg:y1="0.279cm" svg:x2="13.506cm" svg:y2="0.279cm"><text:p/></draw:line><text:span text:style-name="T1"/></text:p>
        <text:p text:style-name="P2"><text:span text:style-name="T1">Escopo do projeto:</text:span></text:p>
        <text:list xml:id="list1918713801" text:style-name="WWNum1">
          <text:list-item>
            <text:p text:style-name="P12"><text:span text:style-name="T4">Descrição do escopo do produto: </text:span><text:span text:style-name="T5">Será uma aplicação de jogo de Xadrez modificado.</text:span></text:p>
          </text:list-item>
          <text:list-item>
            <text:p text:style-name="P12"><text:span text:style-name="T4">Limites do projeto: </text:span><text:span text:style-name="T5">Não iremos mudar a regra de movimentação das peças. O tabuleiro será o mesmo.</text:span></text:p>
          </text:list-item>
          <text:list-item>
            <text:p text:style-name="P12"><text:span text:style-name="T4">Objetivos do projeto:</text:span><text:span text:style-name="T5"> Aplicação de fácil manuseio, com facilidade de acesso, divertida e de baixo custo.</text:span></text:p>
          </text:list-item>
          <text:list-item>
            <text:p text:style-name="P12"><text:span text:style-name="T4">Lista de fatores essenciais para o sucesso da Implementação: </text:span><text:span text:style-name="T5">Modificar as peças no tabuleiro mantendo as regras do jogo. Modificar perspectiva de acordo com a vez do jogador.</text:span></text:p>
          </text:list-item>
          <text:list-item>
            <text:p text:style-name="P12"><text:span text:style-name="T4">Premissas do projeto: </text:span><text:span text:style-name="T5">Mudar o paradigma dos jogos de estratégias, que têm o costume de serem longos e inacessíveis no espaço mobile.</text:span></text:p>
          </text:list-item>
          <text:list-item>
            <text:p text:style-name="P12"><text:span text:style-name="T4">Restrições do projeto: </text:span><text:span text:style-name="T5">O projeto deve ter um MVP(Minimo produto viável) implementado antes do final da disciplina.</text:span></text:p>
          </text:list-item>
          <text:list-item>
            <text:p text:style-name="P12"><text:span text:style-name="T4">Entregas do projeto (Subprodutos):</text:span></text:p>
          </text:list-item>
        </text:list>
        <text:p text:style-name="P2"><text:span text:style-name="T8"><text:tab/>Documentação:</text:span><text:span text:style-name="T10"> Requisitos e Especificação, Modelo de Dados,Camada de <text:tab/><text:tab/>apresentação , Implementação .<text:tab/></text:span></text:p>
        <text:p text:style-name="P2"/>
        <text:p text:style-name="P2"/>
        <text:p text:style-name="P2"/>
        <text:p text:style-name="P2"/>
        <text:p text:style-name="P2"><text:soft-page-break/><text:span text:style-name="T1">WBS:</text:span></text:p>
      </text:section>
      <text:section text:style-name="Sect2" text:name="Seção1">
        <text:p text:style-name="P2"><text:span text:style-name="T5">1. Projeto de implantação de um novo xadrez</text:span></text:p>
        <text:p text:style-name="P2"><text:span text:style-name="T5">1.1 Análise dos requisitos</text:span></text:p>
        <text:p text:style-name="P2"><text:span text:style-name="T5">1.2 Infraestrutura de desenvolvimento</text:span></text:p>
        <text:p text:style-name="P2"><text:span text:style-name="T5">1.2.1 Hardware</text:span></text:p>
        <text:p text:style-name="P2"><text:span text:style-name="T5">1.2.2 Software</text:span></text:p>
        <text:p text:style-name="P2"><text:span text:style-name="T5">1.3 Implementação</text:span></text:p>
        <text:p text:style-name="P2"><text:span text:style-name="T5">1.3.1 Prototipagem</text:span></text:p>
        <text:p text:style-name="P2"><text:span text:style-name="T5">1.3.1.1 Realização de sistema seguindo as regras de xadrez</text:span></text:p>
        <text:p text:style-name="P2"><text:span text:style-name="T5">1.3.1.1.1 Criação do tabuleiro</text:span></text:p>
        <text:p text:style-name="P2"><text:span text:style-name="T5">1.3.1.1.2 Criação das peças</text:span></text:p>
        <text:p text:style-name="P2"><text:span text:style-name="T5">1.3.1.1.3 Implementação das regras de xadrez para as peças</text:span></text:p>
        <text:p text:style-name="P2"><text:span text:style-name="T5">1.3.1.1.3.1 Designar cada peça sua casa original</text:span></text:p>
        <text:p text:style-name="P2"><text:span text:style-name="T5">1.3.1.1.3.2 Designar movimentos para cada peça</text:span></text:p>
        <text:p text:style-name="P2"><text:span text:style-name="T5">1.3.1.2 Realização das mudanças do xadrez original</text:span></text:p>
        <text:p text:style-name="P2"><text:span text:style-name="T5">1.3.1.2.1 Implementação do sistema de pontos</text:span></text:p>
        <text:p text:style-name="P2"><text:span text:style-name="T5">1.3.2 Testes</text:span></text:p>
        <text:p text:style-name="P2"><text:span text:style-name="T5">1.3.2.1 Plano de Testes</text:span></text:p>
        <text:p text:style-name="P2"><text:span text:style-name="T5">1.3.2.2 Resultado dos testes</text:span></text:p>
        <text:p text:style-name="P2"><text:span text:style-name="T5">1.3.3 Ajustes e correções</text:span></text:p>
        <text:p text:style-name="P2"><text:span text:style-name="T5">1.3.3.1 Plano de ajustes</text:span></text:p>
        <text:p text:style-name="P2"><text:span text:style-name="T5">1.3.3.2 Codificação</text:span></text:p>
        <text:p text:style-name="P2"><text:span text:style-name="T5">1.3.3.3 Relatório de ajustes</text:span></text:p>
        <text:p text:style-name="P2"><text:span text:style-name="T5">1.4 Fechamento</text:span></text:p>
        <text:p text:style-name="P2"><text:span text:style-name="T5">1.5 Entrega do trabalho </text:span></text:p>
      </text:section>
      <text:section text:style-name="Sect1" text:name="Seção2">
        <text:p text:style-name="P2"><text:span text:style-name="T1">Cronograma:</text:span></text:p>
        <text:p text:style-name="P2"><text:span text:style-name="T8">1. Definir Atividades: </text:span></text:p>
        <text:p text:style-name="P2"><text:span text:style-name="T10">Fazer um clone de Xadrez sem modificações, </text:span><text:span text:style-name="T11">c</text:span><text:span text:style-name="T10">om relação ao original.</text:span></text:p>
        <text:p text:style-name="P2"><text:span text:style-name="T10">Colocar modificações.</text:span></text:p>
        <text:p text:style-name="P2"><text:span text:style-name="T8">2. Sequenciar Atividades: </text:span></text:p>
        <text:p text:style-name="P4"><text:span text:style-name="T10">Devemos primeiro implementar um jogo de xadrez que funcione igualmente ao xadrez real. Só então conseguiremos implementar as modificações. </text:span><text:span text:style-name="T9">Não é possível modificar o jogo sem fazer o original primeiro.</text:span></text:p>
        <text:p text:style-name="P6"><text:span text:style-name="T12"/></text:p>
        <text:p text:style-name="P3"><text:soft-page-break/><text:span text:style-name="T8">3. Estimar Duração das Atividades:</text:span></text:p>
        <text:list xml:id="list2125401387" text:style-name="L3">
          <text:list-item>
            <text:p text:style-name="P8"><text:span text:style-name="T6">Estimamos que a documentação deverá demorar os três meses do projeto, pois estará em constante mudança.</text:span></text:p>
          </text:list-item>
          <text:list-item>
            <text:p text:style-name="P9"><text:span text:style-name="T5">A ideia geral do hardware e software deve demorar duas semanas.</text:span></text:p>
          </text:list-item>
          <text:list-item>
            <text:p text:style-name="P9"><text:span text:style-name="T5">Projetar o jogo de xadrez normal pode demorar entre duas e três semanas.</text:span></text:p>
          </text:list-item>
          <text:list-item>
            <text:p text:style-name="P9"><text:span text:style-name="T5">Projetar as modificações no jogo deve demorar outras três semanas.</text:span></text:p>
          </text:list-item>
          <text:list-item>
            <text:p text:style-name="P9"><text:span text:style-name="T5">As alterações e testes demorarão </text:span><text:span text:style-name="T7">duas</text:span><text:span text:style-name="T5"> a </text:span><text:span text:style-name="T7">três</text:span><text:span text:style-name="T5"> semanas.</text:span></text:p>
          </text:list-item>
        </text:list>
        <text:p text:style-name="P2"><text:span text:style-name="T8">4. Desenvolvimento do Cronograma:</text:span></text:p>
        <text:list xml:id="list2593788025" text:style-name="L4">
          <text:list-item>
            <text:p text:style-name="P5"><text:span text:style-name="T10">Início: 20/09</text:span></text:p>
          </text:list-item>
          <text:list-item>
            <text:p text:style-name="P10"><text:span text:style-name="T10">Ideia geral: 20/09 – 10/10</text:span></text:p>
          </text:list-item>
          <text:list-item>
            <text:p text:style-name="P10"><text:span text:style-name="T10">Xadrez original: 11/10 – 25/10</text:span></text:p>
          </text:list-item>
          <text:list-item>
            <text:p text:style-name="P10"><text:span text:style-name="T10">Xadrez modificado: 26/10 – 09/11</text:span></text:p>
          </text:list-item>
          <text:list-item>
            <text:p text:style-name="P10"><text:span text:style-name="T10">Testes/alterações : 10/11 - 28/11</text:span></text:p>
          </text:list-item>
          <text:list-item>
            <text:p text:style-name="P5"><text:span text:style-name="T10">Término: 28/11</text:span></text:p>
          </text:list-item>
        </text:list>
      </text:section>
      <text:section text:style-name="Sect1" text:name="Seção3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t" fo:country="BR" style:letter-kerning="true" style:font-name-asian="Liberation Serif1" style:font-family-asian="'Liberation Serif'" style:font-family-generic-asian="system" style:font-pitch-asian="variable" style:font-size-asian="12pt" style:language-asian="pt" style:country-asian="BR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style:letter-kerning="true" style:font-name-asian="Liberation Serif1" style:font-family-asian="'Liberation Serif'" style:font-family-generic-asian="system" style:font-pitch-asian="variable" style:font-size-asian="14pt" style:language-asian="pt" style:country-asian="BR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Liberation Serif1" style:font-family-asian="'Liberation Serif'" style:font-family-generic-asian="system" style:font-pitch-asian="variable" style:font-size-asian="12pt" style:language-asian="pt" style:country-asian="BR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Liberation Serif1" style:font-family-asian="'Liberation Serif'" style:font-family-generic-asian="system" style:font-pitch-asian="variable" style:font-size-asian="12pt" style:language-asian="pt" style:country-asian="BR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font-style="italic" style:letter-kerning="true" style:font-name-asian="Liberation Serif1" style:font-family-asian="'Liberation Serif'" style:font-family-generic-asian="system" style:font-pitch-asian="variable" style:font-size-asian="12pt" style:language-asian="pt" style:country-asian="BR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Liberation Serif1" style:font-family-asian="'Liberation Serif'" style:font-family-generic-asian="system" style:font-pitch-asian="variable" style:font-size-asian="12pt" style:language-asian="pt" style:country-asian="BR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22:43:57.987000000</dc:date>
    <meta:editing-duration>PT6M24S</meta:editing-duration>
    <meta:editing-cycles>3</meta:editing-cycles>
    <meta:generator>LibreOffice/5.4.0.3$Windows_x86 LibreOffice_project/7556cbc6811c9d992f4064ab9287069087d7f62c</meta:generator>
    <meta:document-statistic meta:table-count="0" meta:image-count="0" meta:object-count="0" meta:page-count="3" meta:paragraph-count="58" meta:word-count="407" meta:character-count="2609" meta:non-whitespace-character-count="2262"/>
  </office:meta>
</office:document-meta>
</file>